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6E00000270ABAF49814524B463.png" manifest:media-type="image/png"/>
  <manifest:file-entry manifest:full-path="Pictures/10000201000002F6000000B1675369A28D9F2866.png" manifest:media-type="image/png"/>
  <manifest:file-entry manifest:full-path="Pictures/10000201000003A6000000D261E72AC118BD3B6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pitch="variable"/>
    <style:font-face style:name="Noto Sans Arabic UI Bk1" svg:font-family="'Noto Sans Arabic UI Bk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AKURA-title">
      <style:graphic-properties draw:auto-grow-height="true" fo:min-height="5.191cm"/>
      <style:paragraph-properties style:writing-mode="lr-tb"/>
    </style:style>
    <style:style style:name="pr2" style:family="presentation" style:parent-style-name="SAKURA-title">
      <style:graphic-properties draw:auto-grow-height="true" fo:min-height="2.436cm"/>
      <style:paragraph-properties style:writing-mode="lr-tb"/>
    </style:style>
    <style:style style:name="pr3" style:family="presentation" style:parent-style-name="SAKURA-notes">
      <style:graphic-properties draw:fill-color="#ffffff" fo:min-height="13.364cm"/>
      <style:paragraph-properties style:writing-mode="lr-tb"/>
    </style:style>
    <style:style style:name="pr4" style:family="presentation" style:parent-style-name="SAKURA1-title">
      <style:graphic-properties fo:min-height="3.506cm"/>
      <style:paragraph-properties style:writing-mode="lr-tb"/>
    </style:style>
    <style:style style:name="pr5" style:family="presentation" style:parent-style-name="SAKURA1-outline1">
      <style:graphic-properties fo:min-height="5.559cm"/>
      <style:paragraph-properties style:writing-mode="lr-tb"/>
    </style:style>
    <style:style style:name="pr6" style:family="presentation" style:parent-style-name="SAKURA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AKURA1-title">
      <style:graphic-properties draw:auto-grow-height="true" fo:min-height="2.436cm"/>
      <style:paragraph-properties style:writing-mode="lr-tb"/>
    </style:style>
    <style:style style:name="pr8" style:family="presentation" style:parent-style-name="SAKURA-title">
      <style:graphic-properties draw:auto-grow-height="true" fo:min-height="6.825cm"/>
      <style:paragraph-properties style:writing-mode="lr-tb"/>
    </style:style>
    <style:style style:name="pr9" style:family="presentation" style:parent-style-name="SAKURA-title">
      <style:graphic-properties draw:auto-grow-height="true" fo:min-height="4.604cm"/>
      <style:paragraph-properties style:writing-mode="lr-tb"/>
    </style:style>
    <style:style style:name="P1" style:family="paragraph">
      <style:paragraph-properties style:writing-mode="lr-tb"/>
      <style:text-properties style:font-name="Noto Sans Arabic UI Bk" style:font-name-complex="Noto Sans Arabic UI Bk"/>
    </style:style>
    <style:style style:name="P2" style:family="paragraph">
      <style:paragraph-properties style:writing-mode="lr-tb"/>
      <style:text-properties fo:color="#ff6d6d" style:font-name="Cantarell Extra Bold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rl-tb"/>
      <style:text-properties fo:color="#cc0066" style:font-name="Noto Sans Arabic UI Bk" fo:background-color="transparent" style:font-name-complex="Noto Sans Arabic UI Bk"/>
    </style:style>
    <style:style style:name="P5" style:family="paragraph">
      <style:paragraph-properties fo:text-align="justify" style:writing-mode="rl-tb"/>
    </style:style>
    <style:style style:name="P6" style:family="paragraph">
      <style:paragraph-properties fo:text-align="justify" style:writing-mode="rl-tb"/>
      <style:text-properties fo:color="#333333" style:font-name="Noto Sans Arabic UI Bk" fo:background-color="transparent" style:font-name-complex="Noto Sans Arabic UI Bk"/>
    </style:style>
    <style:style style:name="P7" style:family="paragraph">
      <style:paragraph-properties fo:line-height="115%" fo:text-align="center" style:writing-mode="rl-tb"/>
    </style:style>
    <style:style style:name="P8" style:family="paragraph">
      <style:paragraph-properties fo:line-height="115%" fo:text-align="justify" style:writing-mode="rl-tb"/>
      <style:text-properties fo:color="#333333" style:font-name="Noto Sans Arabic UI Bk" fo:background-color="transparent" style:font-name-complex="Noto Sans Arabic UI Bk"/>
    </style:style>
    <style:style style:name="P9" style:family="paragraph">
      <style:paragraph-properties style:writing-mode="lr-tb"/>
      <style:text-properties fo:color="#ff6d6d" style:font-name="Cantarell Extra Bold" fo:background-color="transparen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start" style:writing-mode="lr-tb"/>
      <style:text-properties fo:color="#333333" style:font-name="Cantarell Extra Bold" fo:background-color="transparent" style:font-name-complex="Noto Sans Arabic UI Bk"/>
    </style:style>
    <style:style style:name="P12" style:family="paragraph">
      <style:paragraph-properties style:writing-mode="rl-tb"/>
    </style:style>
    <style:style style:name="P13" style:family="paragraph">
      <style:paragraph-properties fo:line-height="115%" fo:text-align="end" style:writing-mode="rl-tb"/>
    </style:style>
    <style:style style:name="P14" style:family="paragraph">
      <style:paragraph-properties fo:line-height="115%" fo:text-align="end" style:writing-mode="rl-tb"/>
      <style:text-properties fo:color="#333333" style:font-name="Noto Sans Arabic UI Bk" fo:background-color="transparent" style:font-name-complex="Noto Sans Arabic UI Bk"/>
    </style:style>
    <style:style style:name="P15" style:family="paragraph">
      <style:text-properties fo:background-color="transparent"/>
    </style:style>
    <style:style style:name="P16" style:family="paragraph">
      <style:paragraph-properties fo:line-height="115%" fo:text-align="start"/>
    </style:style>
    <style:style style:name="P17" style:family="paragraph">
      <style:paragraph-properties fo:line-height="115%" fo:text-align="start" style:writing-mode="lr-tb"/>
      <style:text-properties fo:color="#ff6d6d" style:font-name="Cantarell Extra Bold"/>
    </style:style>
    <style:style style:name="T1" style:family="text">
      <style:text-properties style:font-name="Noto Sans Arabic UI Bk" fo:font-size="54pt" style:font-size-asian="54pt" style:font-name-complex="Noto Sans Arabic UI Bk" style:font-size-complex="54pt"/>
    </style:style>
    <style:style style:name="T2" style:family="text">
      <style:text-properties fo:color="#ff6d6d" style:font-name="Cantarell Extra Bold" fo:font-size="32pt" style:font-size-asian="32pt" style:font-size-complex="32pt"/>
    </style:style>
    <style:style style:name="T3" style:family="text">
      <style:text-properties fo:color="#cc0066" style:font-name="Noto Sans Arabic UI Bk" fo:background-color="transparent" style:font-name-complex="Noto Sans Arabic UI Bk"/>
    </style:style>
    <style:style style:name="T4" style:family="text">
      <style:text-properties fo:color="#333333" style:font-name="Noto Sans Arabic UI Bk" fo:background-color="transparent" style:font-name-complex="Noto Sans Arabic UI Bk"/>
    </style:style>
    <style:style style:name="T5" style:family="text">
      <style:text-properties fo:color="#333333" style:font-name="Cantarell Extra Bold" fo:background-color="transparent" style:font-name-complex="Noto Sans Arabic UI Bk"/>
    </style:style>
    <style:style style:name="T6" style:family="text">
      <style:text-properties fo:color="#ff6d6d" style:font-name="Cantarell Extra Bold" fo:font-size="32pt" fo:background-color="transparent" style:font-size-asian="32pt" style:font-size-complex="32pt"/>
    </style:style>
    <style:style style:name="T7" style:family="text">
      <style:text-properties fo:color="#333333" style:font-name="Cantarell Extra Bold" fo:font-size="26pt" fo:background-color="transparent" style:font-size-asian="26pt" style:font-name-complex="Noto Sans Arabic UI Bk" style:font-size-complex="26pt"/>
    </style:style>
    <style:style style:name="T8" style:family="text">
      <style:text-properties fo:color="#ff6d6d" style:font-name="Cantarell Extra Bold" fo:font-size="26pt" fo:background-color="transparent" style:font-size-asian="26pt" style:font-name-complex="Noto Sans Arabic UI Bk" style:font-size-complex="26pt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Noto Sans Arabic UI Bk" fo:font-size="32pt" fo:font-style="normal" fo:text-shadow="none" style:text-underline-style="none" fo:font-weight="normal" style:letter-kerning="true" fo:background-color="transparent" style:font-name-asian="ＭＳ Ｐゴシック" style:font-size-asian="32pt" style:font-style-asian="normal" style:font-weight-asian="normal" style:font-name-complex="Noto Sans Arabic UI Bk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Noto Sans Arabic UI Bk" fo:font-size="88pt" style:font-size-asian="88pt" style:font-name-complex="Noto Sans Arabic UI Bk" style:font-size-complex="88pt"/>
    </style:style>
    <style:style style:name="T11" style:family="text">
      <style:text-properties fo:color="#ff6d6d" style:text-outline="false" style:text-line-through-style="none" style:text-line-through-type="none" style:font-name="Cantarell Extra Bold" fo:font-size="22pt" fo:font-style="normal" fo:text-shadow="none" style:text-underline-style="none" fo:font-weight="bold" style:font-name-asian="Andale Sans UI" style:font-size-asian="22pt" style:font-style-asian="normal" style:font-weight-asian="bold" style:font-name-complex="Tahoma" style:font-size-complex="22pt" style:font-style-complex="normal" style:font-weight-complex="bold" style:text-emphasize="none" style:font-relief="none"/>
    </style:style>
    <style:style style:name="T12" style:family="text">
      <style:text-properties fo:color="#ff6d6d" style:font-name="Cantarell Extra Bol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KURA" presentation:presentation-page-layout-name="AL1T19">
        <draw:frame presentation:style-name="pr1" draw:text-style-name="P1" draw:layer="layout" svg:width="25.199cm" svg:height="5.191cm" svg:x="1.25cm" svg:y="6.703cm" presentation:class="title" presentation:user-transformed="true">
          <draw:text-box>
            <text:p><text:span text:style-name="T1">الگوریتم های زمان‌بندی</text:span><text:span text:style-name="T1"><text:line-break/></text:span><text:span text:style-name="T1">در سیستم عامل</text:span></text:p>
          </draw:text-box>
        </draw:frame>
        <draw:frame presentation:style-name="pr2" draw:text-style-name="P2" draw:layer="layout" svg:width="25.199cm" svg:height="2.436cm" svg:x="1.306cm" svg:y="11.732cm" presentation:class="title" presentation:user-transformed="true">
          <draw:text-box>
            <text:p><text:span text:style-name="T2">Operating System Scheduling algorith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AKURA1" presentation:presentation-page-layout-name="AL2T15">
        <draw:frame presentation:style-name="pr4" draw:text-style-name="P4" draw:layer="layout" svg:width="23.403cm" svg:height="3.506cm" svg:x="3.174cm" svg:y="5.448cm" presentation:class="title" presentation:user-transformed="true">
          <draw:text-box>
            <text:p><text:span text:style-name="T3">الگوریتم زمان‌بندی</text:span></text:p>
          </draw:text-box>
        </draw:frame>
        <draw:frame presentation:style-name="pr5" draw:text-style-name="P6" draw:layer="layout" svg:width="21.898cm" svg:height="6.565cm" svg:x="4.456cm" svg:y="10.721cm" presentation:class="outline" presentation:user-transformed="true">
          <draw:text-box>
            <text:p text:style-name="P5"><text:span text:style-name="T4">برنامه زمان‌بندی از روش‌ها و الگوریتم‌های مختلفی برای اختصاص برنامه به </text:span><text:span text:style-name="T5">CPU</text:span><text:span text:style-name="T4"> استفاده می‌کند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AKURA1" presentation:presentation-page-layout-name="AL2T15">
        <draw:frame presentation:style-name="pr4" draw:text-style-name="P4" draw:layer="layout" svg:width="23.403cm" svg:height="3.506cm" svg:x="3.115cm" svg:y="4.345cm" presentation:class="title" presentation:user-transformed="true">
          <draw:text-box>
            <text:p><text:span text:style-name="T3">الگوریتم زمان‌بندی</text:span></text:p>
          </draw:text-box>
        </draw:frame>
        <draw:frame presentation:style-name="pr5" draw:text-style-name="P8" draw:layer="layout" svg:width="21.898cm" svg:height="9.563cm" svg:x="4.22cm" svg:y="9.358cm" presentation:class="outline" presentation:user-transformed="true">
          <draw:text-box>
            <text:p text:style-name="P7"><text:span text:style-name="T4">الگوریتم ها می‌توانند انحصاری یا غیرانحصاری باشند. الگوریتم انحصاری هنگامی که به حالت اجرا در می‌آید تا قبل از زمان اتمام نمی تواند از حافظه خارج شود.</text:span></text:p>
          </draw:text-box>
        </draw:frame>
        <draw:frame presentation:style-name="pr7" draw:text-style-name="P9" draw:layer="layout" svg:width="25.199cm" svg:height="2.436cm" svg:x="2.39cm" svg:y="6.922cm" presentation:class="title" presentation:user-transformed="true">
          <draw:text-box>
            <text:p><text:span text:style-name="T6">non-preemptive or preemp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AKURA1" presentation:presentation-page-layout-name="AL2T15">
        <draw:frame presentation:style-name="pr4" draw:text-style-name="P4" draw:layer="layout" svg:width="23.403cm" svg:height="3.506cm" svg:x="3.174cm" svg:y="3.038cm" presentation:class="title" presentation:user-transformed="true">
          <draw:text-box>
            <text:p><text:span text:style-name="T3">الگوریتم‌های زمان‌بندی</text:span></text:p>
          </draw:text-box>
        </draw:frame>
        <draw:frame presentation:style-name="pr5" draw:text-style-name="P11" draw:layer="layout" svg:width="21.898cm" svg:height="11.054cm" svg:x="4.456cm" svg:y="7.879cm" presentation:class="outline" presentation:user-transformed="true">
          <draw:text-box>
            <text:list text:style-name="L2">
              <text:list-item>
                <text:p text:style-name="P10"><text:span text:style-name="T7"><text:s text:c="4"/></text:span><text:span text:style-name="T7">First-Come, First-Served (FCFS) Scheduling</text:span></text:p>
              </text:list-item>
              <text:list-item>
                <text:p text:style-name="P10"><text:span text:style-name="T7"><text:s text:c="4"/></text:span><text:span text:style-name="T7">Shortest-Job-Next (SJN) Scheduling</text:span></text:p>
              </text:list-item>
              <text:list-item>
                <text:p text:style-name="P10"><text:span text:style-name="T7"><text:s text:c="4"/></text:span><text:span text:style-name="T7">Priority Scheduling</text:span></text:p>
              </text:list-item>
              <text:list-item>
                <text:p text:style-name="P10"><text:span text:style-name="T7"><text:s text:c="4"/></text:span><text:span text:style-name="T7">Shortest Remaining Time</text:span></text:p>
              </text:list-item>
              <text:list-item>
                <text:p text:style-name="P10"><text:span text:style-name="T7"><text:s text:c="4"/></text:span><text:span text:style-name="T7">Round Robin(RR) Scheduling</text:span></text:p>
              </text:list-item>
              <text:list-item>
                <text:p text:style-name="P10"><text:span text:style-name="T7"><text:s text:c="4"/></text:span><text:span text:style-name="T7">Multiple-Level Queues Schedul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AKURA1" presentation:presentation-page-layout-name="AL2T15">
        <draw:frame presentation:style-name="pr4" draw:text-style-name="P4" draw:layer="layout" svg:width="23.403cm" svg:height="3.506cm" svg:x="3.115cm" svg:y="1.581cm" presentation:class="title" presentation:user-transformed="true">
          <draw:text-box>
            <text:p text:style-name="P12"><text:span text:style-name="T3">الگوریتم نوبتی</text:span></text:p>
          </draw:text-box>
        </draw:frame>
        <draw:frame presentation:style-name="pr5" draw:text-style-name="P14" draw:layer="layout" svg:width="21.898cm" svg:height="11.454cm" svg:x="4.22cm" svg:y="7.467cm" presentation:class="outline" presentation:user-transformed="true">
          <draw:text-box>
            <text:list text:style-name="L2">
              <text:list-item>
                <text:p text:style-name="P13"><text:span text:style-name="T4">کار قدیمی‌تر زودتر اجرا می‌شود.</text:span></text:p>
              </text:list-item>
              <text:list-item>
                <text:p text:style-name="P13"><text:span text:style-name="T4">می‌تواند انحصاری و غیر انحصاری باشد.</text:span></text:p>
              </text:list-item>
              <text:list-item>
                <text:p text:style-name="P13"><text:span text:style-name="T4">فهم و پیاده‌سازی راحت.</text:span></text:p>
              </text:list-item>
              <text:list-item>
                <text:p text:style-name="P13"><text:span text:style-name="T4">پیاده‌سازی بر اساس صف‌های نوبتی </text:span><text:span text:style-name="T4">FIFO</text:span></text:p>
              </text:list-item>
              <text:list-item>
                <text:p text:style-name="P13"><text:span text:style-name="T4">عملکرد ضعیفی به خاطر زمان انتظار زیاد دارد.</text:span></text:p>
              </text:list-item>
            </text:list>
          </draw:text-box>
        </draw:frame>
        <draw:frame presentation:style-name="pr7" draw:text-style-name="P9" draw:layer="layout" svg:width="25.199cm" svg:height="2.436cm" svg:x="2.39cm" svg:y="4.486cm" presentation:class="title" presentation:user-transformed="true">
          <draw:text-box>
            <text:p text:style-name="P15"><text:span text:style-name="T8">First-Come, First-Served (FCF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AKURA1" presentation:presentation-page-layout-name="AL2T15">
        <draw:frame presentation:style-name="pr4" draw:text-style-name="P4" draw:layer="layout" svg:width="23.403cm" svg:height="3.506cm" svg:x="3.115cm" svg:y="1.581cm" presentation:class="title" presentation:user-transformed="true">
          <draw:text-box>
            <text:p text:style-name="P12"><text:span text:style-name="T3">الگوریتم کار کوچک‌تر</text:span></text:p>
          </draw:text-box>
        </draw:frame>
        <draw:frame presentation:style-name="pr5" draw:text-style-name="P14" draw:layer="layout" svg:width="21.898cm" svg:height="12.512cm" svg:x="4.52cm" svg:y="6.809cm" presentation:class="outline" presentation:user-transformed="true">
          <draw:text-box>
            <text:list text:style-name="L2">
              <text:list-item>
                <text:p text:style-name="P13"><text:span text:style-name="T4">به عنوان تقدم کار کوچک معروف هست.</text:span></text:p>
              </text:list-item>
              <text:list-item>
                <text:p text:style-name="P13"><text:span text:style-name="T4">می‌تواند انحصاری و غیر انحصاری باشد.</text:span></text:p>
              </text:list-item>
              <text:list-item>
                <text:p text:style-name="P13"><text:span text:style-name="T4">بهترین روش برای کمترین زمان انتظار.</text:span></text:p>
              </text:list-item>
              <text:list-item>
                <text:p text:style-name="P13"><text:span text:style-name="T4">پیاده سازی راحت در سیستم دسته‌ای که زمان انتظار </text:span><text:span text:style-name="T5">CPU</text:span><text:span text:style-name="T4"> اولویت دارد</text:span></text:p>
              </text:list-item>
              <text:list-item>
                <text:p text:style-name="P13"><text:span text:style-name="T9">پیاده سازی غیر ممکن در سیستم های تعاملی که زمان مورد نیاز </text:span><text:span text:style-name="T5">CPU</text:span><text:span text:style-name="T5"> معلوم نیست.</text:span></text:p>
              </text:list-item>
              <text:list-item>
                <text:p text:style-name="P13"><text:span text:style-name="T5">پردازنده باید از قبل بداند یک فرآیند چقدر طول می‌کشد.</text:span></text:p>
              </text:list-item>
            </text:list>
          </draw:text-box>
        </draw:frame>
        <draw:frame presentation:style-name="pr7" draw:text-style-name="P9" draw:layer="layout" svg:width="25.199cm" svg:height="2.436cm" svg:x="2.39cm" svg:y="4.486cm" presentation:class="title" presentation:user-transformed="true">
          <draw:text-box>
            <text:p><text:span text:style-name="T8">Shortest-Job-Next (SJ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AKURA1" presentation:presentation-page-layout-name="AL2T15">
        <draw:frame presentation:style-name="pr4" draw:text-style-name="P4" draw:layer="layout" svg:width="23.403cm" svg:height="3.506cm" svg:x="3.115cm" svg:y="1.581cm" presentation:class="title" presentation:user-transformed="true">
          <draw:text-box>
            <text:p text:style-name="P12"><text:span text:style-name="T3">الگوریتم اولویت محور</text:span></text:p>
          </draw:text-box>
        </draw:frame>
        <draw:frame presentation:style-name="pr5" draw:text-style-name="P14" draw:layer="layout" svg:width="21.898cm" svg:height="11.454cm" svg:x="4.22cm" svg:y="7.467cm" presentation:class="outline" presentation:user-transformed="true">
          <draw:text-box>
            <text:list text:style-name="L2">
              <text:list-item>
                <text:p text:style-name="P13"><text:span text:style-name="T4">یک الگوریتم انحصاری و یکی از رایج‌ترین الگوریتم‌ در سیستم های دسته ای است.</text:span></text:p>
              </text:list-item>
              <text:list-item>
                <text:p text:style-name="P13"><text:span text:style-name="T4">هر فرآیند یک اولویت دارد. اولیوت بالاتر زودتر اجرا می‌شود.</text:span></text:p>
              </text:list-item>
              <text:list-item>
                <text:p text:style-name="P13"><text:span text:style-name="T4">فرآیندها با اولویت یکشان نوبتی اجرا می‌شوند.</text:span></text:p>
              </text:list-item>
              <text:list-item>
                <text:p text:style-name="P13"><text:span text:style-name="T4">اولویت ممکن است بر اساس میزان حافظه یا زمان مورد نیاز و یا هر منبع دیگر تعیین شود.</text:span></text:p>
              </text:list-item>
            </text:list>
          </draw:text-box>
        </draw:frame>
        <draw:frame presentation:style-name="pr7" draw:text-style-name="P9" draw:layer="layout" svg:width="25.199cm" svg:height="2.436cm" svg:x="2.39cm" svg:y="4.486cm" presentation:class="title" presentation:user-transformed="true">
          <draw:text-box>
            <text:p><text:span text:style-name="T8">Priority Bas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AKURA1" presentation:presentation-page-layout-name="AL2T15">
        <draw:frame presentation:style-name="pr4" draw:text-style-name="P4" draw:layer="layout" svg:width="23.403cm" svg:height="3.506cm" svg:x="3.115cm" svg:y="1.581cm" presentation:class="title" presentation:user-transformed="true">
          <draw:text-box>
            <text:p text:style-name="P12"><text:span text:style-name="T3">الگوریتم کم‌ترین زمان انتظار</text:span></text:p>
          </draw:text-box>
        </draw:frame>
        <draw:frame presentation:style-name="pr5" draw:text-style-name="P14" draw:layer="layout" svg:width="21.898cm" svg:height="11.454cm" svg:x="4.22cm" svg:y="7.467cm" presentation:class="outline" presentation:user-transformed="true">
          <draw:text-box>
            <text:list text:style-name="L2">
              <text:list-item>
                <text:p text:style-name="P13"><text:span text:style-name="T4">این الگوریتم نسخه غیرانحصاری الگوریتم کار کوچک‌تر هست.</text:span></text:p>
              </text:list-item>
              <text:list-item>
                <text:p text:style-name="P13"><text:span text:style-name="T4">پردازنده در حال اجرای یک فرآیند ممکن است با یک کار کوچک جابه‌جا شود.</text:span></text:p>
              </text:list-item>
              <text:list-item>
                <text:p text:style-name="P13"><text:span text:style-name="T9">پیاده سازی غیر ممکن در سیستم های تعاملی که زمان مورد نیاز </text:span><text:span text:style-name="T5">CPU</text:span><text:span text:style-name="T5"> معلوم نیست.</text:span></text:p>
              </text:list-item>
              <text:list-item>
                <text:p text:style-name="P13"><text:span text:style-name="T5">بیشتر مواقع در سیستم های دسته ای محیطی برای انجام کارهای کوچک اولویت دارد، استفاده می‌شود</text:span></text:p>
              </text:list-item>
            </text:list>
          </draw:text-box>
        </draw:frame>
        <draw:frame presentation:style-name="pr7" draw:text-style-name="P9" draw:layer="layout" svg:width="25.199cm" svg:height="2.436cm" svg:x="2.39cm" svg:y="4.486cm" presentation:class="title" presentation:user-transformed="true">
          <draw:text-box>
            <text:p><text:span text:style-name="T8">Shortest Remaining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AKURA1" presentation:presentation-page-layout-name="AL2T15">
        <draw:frame presentation:style-name="pr4" draw:text-style-name="P4" draw:layer="layout" svg:width="23.403cm" svg:height="3.506cm" svg:x="3.115cm" svg:y="1.581cm" presentation:class="title" presentation:user-transformed="true">
          <draw:text-box>
            <text:p text:style-name="P12"><text:span text:style-name="T3">الگوریتم دور رابین</text:span></text:p>
          </draw:text-box>
        </draw:frame>
        <draw:frame presentation:style-name="pr5" draw:text-style-name="P14" draw:layer="layout" svg:width="21.898cm" svg:height="11.454cm" svg:x="4.22cm" svg:y="7.467cm" presentation:class="outline" presentation:user-transformed="true">
          <draw:text-box>
            <text:list text:style-name="L2">
              <text:list-item>
                <text:p text:style-name="P13"><text:span text:style-name="T4">یک الگوریتم غیرانحصاری است.</text:span></text:p>
              </text:list-item>
              <text:list-item>
                <text:p text:style-name="P13"><text:span text:style-name="T4">هر فرآیند یک زمان ثابت به نام کوانتم برای اجرا دارد.</text:span></text:p>
              </text:list-item>
              <text:list-item>
                <text:p text:style-name="P13"><text:span text:style-name="T4">هر فرآیند در زمان خود به طور غیرانحصاری اجرا می‌شود</text:span></text:p>
              </text:list-item>
              <text:list-item>
                <text:p text:style-name="P13"><text:span text:style-name="T4">تعویض محتوا برای ذخیره فرآیندهای غیر انحصاری استفاده می‌شود.</text:span></text:p>
              </text:list-item>
            </text:list>
          </draw:text-box>
        </draw:frame>
        <draw:frame presentation:style-name="pr7" draw:text-style-name="P9" draw:layer="layout" svg:width="25.199cm" svg:height="2.436cm" svg:x="2.39cm" svg:y="4.486cm" presentation:class="title" presentation:user-transformed="true">
          <draw:text-box>
            <text:p><text:span text:style-name="T8">Round Robin(R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AKURA1" presentation:presentation-page-layout-name="AL2T15">
        <draw:frame presentation:style-name="pr4" draw:text-style-name="P4" draw:layer="layout" svg:width="23.403cm" svg:height="3.506cm" svg:x="3.115cm" svg:y="1.581cm" presentation:class="title" presentation:user-transformed="true">
          <draw:text-box>
            <text:p text:style-name="P12"><text:span text:style-name="T3">الگوریتم صف چند لایه</text:span></text:p>
          </draw:text-box>
        </draw:frame>
        <draw:frame presentation:style-name="pr5" draw:text-style-name="P14" draw:layer="layout" svg:width="21.898cm" svg:height="12.54cm" svg:x="4.22cm" svg:y="6.922cm" presentation:class="outline" presentation:user-transformed="true">
          <draw:text-box>
            <text:list text:style-name="L2">
              <text:list-item>
                <text:p text:style-name="P13"><text:span text:style-name="T4">یک الگوریتم مستقل نیست و از الگوریتم های دیگر برای گروه‌بندی و زمان‌بندی استفاده می‌کند</text:span></text:p>
              </text:list-item>
              <text:list-item>
                <text:p text:style-name="P13"><text:span text:style-name="T4">چند صف برای نگه‌داری فرآیندها با ویژگی مشابه</text:span></text:p>
              </text:list-item>
              <text:list-item>
                <text:p text:style-name="P13"><text:span text:style-name="T4">هر صف الگوریتم زمانبندی خودش را دارد</text:span></text:p>
              </text:list-item>
              <text:list-item>
                <text:p text:style-name="P13"><text:span text:style-name="T4">برای هر صف اولویت تعیین می‌شود</text:span></text:p>
              </text:list-item>
            </text:list>
          </draw:text-box>
        </draw:frame>
        <draw:frame presentation:style-name="pr7" draw:text-style-name="P9" draw:layer="layout" svg:width="25.199cm" svg:height="2.436cm" svg:x="2.39cm" svg:y="4.486cm" presentation:class="title" presentation:user-transformed="true">
          <draw:text-box>
            <text:p><text:span text:style-name="T8">Multiple-Level Que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AKURA" presentation:presentation-page-layout-name="AL1T19">
        <draw:frame presentation:style-name="pr8" draw:text-style-name="P1" draw:layer="layout" svg:width="25.199cm" svg:height="6.825cm" svg:x="1.25cm" svg:y="6.792cm" presentation:class="title" presentation:user-transformed="true">
          <draw:text-box>
            <text:p><text:span text:style-name="T10">پایان</text:span><text:span text:style-name="T1"><text:line-break/></text:span><text:span text:style-name="T1">سوال؟</text:span></text:p>
          </draw:text-box>
        </draw:frame>
        <draw:frame presentation:style-name="pr9" draw:text-style-name="P17" draw:layer="layout" svg:width="10.913cm" svg:height="4.604cm" svg:x="0.784cm" svg:y="15.24cm" presentation:class="title" presentation:user-transformed="true">
          <draw:text-box>
            <text:p text:style-name="P16"><text:span text:style-name="T11">Web: http://ramsarlug.org</text:span><text:span text:style-name="T11"><text:line-break/></text:span><text:span text:style-name="T11">instagram: @ramsarlug</text:span><text:span text:style-name="T11"><text:line-break/></text:span><text:span text:style-name="T11">telagram: @</text:span><text:span text:style-name="T12">ramsarlug</text:span><text:span text:style-name="T12"><text:line-break/></text:span><text:span text:style-name="T12">source: tutorialspoint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 Extra Bold" svg:font-family="'Cantarell Extra Bold'" style:font-pitch="variable"/>
    <style:font-face style:name="Liberation Sans" svg:font-family="'Liberation Sans'" style:font-pitch="variable"/>
    <style:font-face style:name="Noto Sans Arabic UI Bk1" svg:font-family="'Noto Sans Arabic UI Bk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KURA-background" style:family="presentation">
      <style:graphic-properties draw:stroke="none" draw:fill="none"/>
      <style:text-properties style:letter-kerning="true"/>
    </style:style>
    <style:style style:name="SAK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K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KURA-outline1" style:family="presentation">
      <style:graphic-properties draw:stroke="none" draw:fill="none" draw:auto-grow-height="false" draw:fit-to-size="shrink-to-fit" style:shrink-to-fit="true">
        <text:list-style style:name="SAK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KURA-outline2" style:family="presentation" style:parent-style-name="SAKURA-outline1">
      <style:paragraph-properties fo:margin-top="0.4cm" fo:margin-bottom="0cm"/>
      <style:text-properties fo:font-size="28pt" style:font-size-asian="28pt" style:font-size-complex="28pt"/>
    </style:style>
    <style:style style:name="SAKURA-outline3" style:family="presentation" style:parent-style-name="SAKURA-outline2">
      <style:paragraph-properties fo:margin-top="0.3cm" fo:margin-bottom="0cm"/>
      <style:text-properties fo:font-size="24pt" style:font-size-asian="24pt" style:font-size-complex="24pt"/>
    </style:style>
    <style:style style:name="SAKURA-outline4" style:family="presentation" style:parent-style-name="SAKURA-outline3">
      <style:paragraph-properties fo:margin-top="0.2cm" fo:margin-bottom="0cm"/>
      <style:text-properties fo:font-size="20pt" style:font-size-asian="20pt" style:font-size-complex="20pt"/>
    </style:style>
    <style:style style:name="SAKURA-outline5" style:family="presentation" style:parent-style-name="SAKURA-outline4">
      <style:paragraph-properties fo:margin-top="0.1cm" fo:margin-bottom="0cm"/>
      <style:text-properties fo:font-size="20pt" style:font-size-asian="20pt" style:font-size-complex="20pt"/>
    </style:style>
    <style:style style:name="SAKURA-outline6" style:family="presentation" style:parent-style-name="SAKURA-outline5">
      <style:paragraph-properties fo:margin-top="0.1cm" fo:margin-bottom="0cm"/>
      <style:text-properties fo:font-size="20pt" style:font-size-asian="20pt" style:font-size-complex="20pt"/>
    </style:style>
    <style:style style:name="SAKURA-outline7" style:family="presentation" style:parent-style-name="SAKURA-outline6">
      <style:paragraph-properties fo:margin-top="0.1cm" fo:margin-bottom="0cm"/>
      <style:text-properties fo:font-size="20pt" style:font-size-asian="20pt" style:font-size-complex="20pt"/>
    </style:style>
    <style:style style:name="SAKURA-outline8" style:family="presentation" style:parent-style-name="SAKURA-outline7">
      <style:paragraph-properties fo:margin-top="0.1cm" fo:margin-bottom="0cm"/>
      <style:text-properties fo:font-size="20pt" style:font-size-asian="20pt" style:font-size-complex="20pt"/>
    </style:style>
    <style:style style:name="SAKURA-outline9" style:family="presentation" style:parent-style-name="SAKURA-outline8">
      <style:paragraph-properties fo:margin-top="0.1cm" fo:margin-bottom="0cm"/>
      <style:text-properties fo:font-size="20pt" style:font-size-asian="20pt" style:font-size-complex="20pt"/>
    </style:style>
    <style:style style:name="SAKURA-subtitle" style:family="presentation">
      <style:graphic-properties draw:stroke="none" draw:fill="none" draw:textarea-vertical-align="middle">
        <text:list-style style:name="SAK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KURA-title" style:family="presentation">
      <style:graphic-properties draw:stroke="none" draw:fill="none" draw:textarea-vertical-align="middle">
        <text:list-style style:name="SAK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c0066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KURA1-background" style:family="presentation">
      <style:graphic-properties draw:stroke="none" draw:fill="none"/>
      <style:text-properties style:letter-kerning="true"/>
    </style:style>
    <style:style style:name="SAKUR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KUR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KURA1-outline1" style:family="presentation">
      <style:graphic-properties draw:stroke="none" draw:fill="none" draw:auto-grow-height="false" draw:fit-to-size="shrink-to-fit" style:shrink-to-fit="true">
        <text:list-style style:name="SAKUR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KURA1-outline2" style:family="presentation" style:parent-style-name="SAKURA1-outline1">
      <style:paragraph-properties fo:margin-top="0.4cm" fo:margin-bottom="0cm"/>
      <style:text-properties fo:font-size="28pt" style:font-size-asian="28pt" style:font-size-complex="28pt"/>
    </style:style>
    <style:style style:name="SAKURA1-outline3" style:family="presentation" style:parent-style-name="SAKURA1-outline2">
      <style:paragraph-properties fo:margin-top="0.3cm" fo:margin-bottom="0cm"/>
      <style:text-properties fo:font-size="24pt" style:font-size-asian="24pt" style:font-size-complex="24pt"/>
    </style:style>
    <style:style style:name="SAKURA1-outline4" style:family="presentation" style:parent-style-name="SAKURA1-outline3">
      <style:paragraph-properties fo:margin-top="0.2cm" fo:margin-bottom="0cm"/>
      <style:text-properties fo:font-size="20pt" style:font-size-asian="20pt" style:font-size-complex="20pt"/>
    </style:style>
    <style:style style:name="SAKURA1-outline5" style:family="presentation" style:parent-style-name="SAKURA1-outline4">
      <style:paragraph-properties fo:margin-top="0.1cm" fo:margin-bottom="0cm"/>
      <style:text-properties fo:font-size="20pt" style:font-size-asian="20pt" style:font-size-complex="20pt"/>
    </style:style>
    <style:style style:name="SAKURA1-outline6" style:family="presentation" style:parent-style-name="SAKURA1-outline5">
      <style:paragraph-properties fo:margin-top="0.1cm" fo:margin-bottom="0cm"/>
      <style:text-properties fo:font-size="20pt" style:font-size-asian="20pt" style:font-size-complex="20pt"/>
    </style:style>
    <style:style style:name="SAKURA1-outline7" style:family="presentation" style:parent-style-name="SAKURA1-outline6">
      <style:paragraph-properties fo:margin-top="0.1cm" fo:margin-bottom="0cm"/>
      <style:text-properties fo:font-size="20pt" style:font-size-asian="20pt" style:font-size-complex="20pt"/>
    </style:style>
    <style:style style:name="SAKURA1-outline8" style:family="presentation" style:parent-style-name="SAKURA1-outline7">
      <style:paragraph-properties fo:margin-top="0.1cm" fo:margin-bottom="0cm"/>
      <style:text-properties fo:font-size="20pt" style:font-size-asian="20pt" style:font-size-complex="20pt"/>
    </style:style>
    <style:style style:name="SAKURA1-outline9" style:family="presentation" style:parent-style-name="SAKURA1-outline8">
      <style:paragraph-properties fo:margin-top="0.1cm" fo:margin-bottom="0cm"/>
      <style:text-properties fo:font-size="20pt" style:font-size-asian="20pt" style:font-size-complex="20pt"/>
    </style:style>
    <style:style style:name="SAKURA1-subtitle" style:family="presentation">
      <style:graphic-properties draw:stroke="none" draw:fill="none" draw:textarea-vertical-align="middle">
        <text:list-style style:name="SAKUR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KURA1-title" style:family="presentation">
      <style:graphic-properties draw:stroke="none" draw:fill="none" draw:textarea-vertical-align="middle">
        <text:list-style style:name="SAKUR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2.902cm, 0cm, 8.464cm, 0cm)" draw:image-opacity="100%" style:mirror="none"/>
    </style:style>
    <style:style style:name="Mpr1" style:family="presentation" style:parent-style-name="SAKUR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AKUR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AKUR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AKURA1-backgroundobjects">
      <style:graphic-properties draw:stroke="none" draw:fill-color="#f8c3b1" draw:opacity="75%" draw:textarea-vertical-align="middle" draw:auto-grow-height="false" fo:min-height="21cm" fo:min-width="24.303cm"/>
    </style:style>
    <style:style style:name="Mpr5" style:family="presentation" style:parent-style-name="SAKURA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AKUR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AKUR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f8c3b1" draw:opacity="7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AKURA" style:page-layout-name="PM1" draw:style-name="Mdp1">
      <draw:frame presentation:style-name="SAKURA-title" draw:layer="backgroundobjects" svg:width="25.199cm" svg:height="3.506cm" svg:x="1.25cm" svg:y="7.545cm" presentation:class="title" presentation:placeholder="true">
        <draw:text-box/>
      </draw:frame>
      <draw:frame presentation:style-name="SAKURA-outline1" draw:layer="backgroundobjects" svg:width="25.199cm" svg:height="5.436cm" svg:x="1.4cm" svg:y="11.65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6.043cm" svg:height="3.746cm" svg:x="0.773cm" svg:y="0.898cm">
        <draw:image xlink:href="Pictures/10000201000002F6000000B1675369A28D9F2866.png" xlink:type="simple" xlink:show="embed" xlink:actuate="onLoad" loext:mime-type="image/png">
          <text:p/>
        </draw:image>
      </draw:frame>
      <draw:frame draw:style-name="Mgr3" draw:text-style-name="MP7" draw:layer="backgroundobjects" svg:width="16.043cm" svg:height="3.746cm" svg:x="11.476cm" svg:y="16.364cm">
        <draw:image xlink:href="Pictures/10000201000002F6000000B1675369A28D9F2866.png" xlink:type="simple" xlink:show="embed" xlink:actuate="onLoad" loext:mime-type="image/png">
          <text:p/>
        </draw:image>
      </draw:frame>
      <draw:frame draw:style-name="Mgr3" draw:text-style-name="MP7" draw:layer="backgroundobjects" svg:width="23.18cm" svg:height="5.211cm" draw:transform="skewX (-6.16671024984622E-017) rotate (0.314159265358979) translate (3.454cm 5.697cm)">
        <draw:image xlink:href="Pictures/10000201000003A6000000D261E72AC118BD3B69.png" xlink:type="simple" xlink:show="embed" xlink:actuate="onLoad" loext:mime-type="image/png">
          <text:p/>
        </draw:image>
      </draw:frame>
      <presentation:notes style:page-layout-name="PM0">
        <draw:page-thumbnail presentation:style-name="SAKURA-title" draw:layer="backgroundobjects" svg:width="14.848cm" svg:height="11.136cm" svg:x="3.075cm" svg:y="2.257cm" presentation:class="page"/>
        <draw:frame presentation:style-name="SAKUR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AKURA1" style:page-layout-name="PM1" draw:style-name="Mdp1">
      <draw:custom-shape presentation:style-name="Mpr4" draw:text-style-name="MP8" draw:layer="backgroundobjects" svg:width="24.303cm" svg:height="21cm" svg:x="3.697cm" svg:y="0cm">
        <text:p/>
        <draw:enhanced-geometry svg:viewBox="0 0 21600 21600" draw:type="rectangle" draw:enhanced-path="M 0 0 L 21600 0 21600 21600 0 21600 0 0 Z N"/>
      </draw:custom-shape>
      <draw:frame presentation:style-name="SAKURA1-title" draw:layer="backgroundobjects" svg:width="23.403cm" svg:height="3.506cm" svg:x="4.055cm" svg:y="0.51cm" presentation:class="title" presentation:placeholder="true">
        <draw:text-box/>
      </draw:frame>
      <draw:frame presentation:style-name="SAKURA1-outline1" draw:layer="backgroundobjects" svg:width="22.902cm" svg:height="12.179cm" svg:x="3.697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frame draw:style-name="Mgr3" draw:text-style-name="MP7" draw:layer="backgroundobjects" svg:width="3.217cm" svg:height="18.255cm" svg:x="0.349cm" svg:y="0.337cm">
          <draw:image xlink:href="Pictures/100002010000006E00000270ABAF49814524B463.png" xlink:type="simple" xlink:show="embed" xlink:actuate="onLoad" loext:mime-type="image/png">
            <text:p/>
          </draw:image>
        </draw:frame>
        <draw:frame draw:style-name="Mgr4" draw:text-style-name="MP7" draw:layer="backgroundobjects" svg:width="3.217cm" svg:height="2.543cm" svg:x="0.956cm" svg:y="18.405cm">
          <draw:image xlink:href="Pictures/100002010000006E00000270ABAF49814524B463.png" xlink:type="simple" xlink:show="embed" xlink:actuate="onLoad" loext:mime-type="image/png">
            <text:p/>
          </draw:image>
        </draw:frame>
      </draw:g>
      <presentation:notes style:page-layout-name="PM0">
        <draw:page-thumbnail presentation:style-name="SAKURA1-title" draw:layer="backgroundobjects" svg:width="0.001cm" svg:height="0.001cm" svg:x="0cm" svg:y="2.257cm" presentation:class="page"/>
        <draw:frame presentation:style-name="SAKURA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4T07:50:38.981030634</meta:creation-date>
    <meta:editing-duration>PT58M13S</meta:editing-duration>
    <meta:editing-cycles>23</meta:editing-cycles>
    <meta:generator>LibreOffice/6.3.4.2.0$Linux_X86_64 LibreOffice_project/30$Build-2</meta:generator>
    <dc:title>sakura</dc:title>
    <dc:date>2020-02-14T09:35:11.621636844</dc:date>
    <meta:document-statistic meta:object-count="90"/>
  </office:meta>
</office:document-meta>
</file>